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3.299cm" fo:min-width="6.348cm" draw:shadow-opacity="50%"/>
    </style:style>
    <style:style style:name="gr2" style:family="graphic" style:parent-style-name="objectwithoutfill">
      <style:graphic-properties svg:stroke-width="0.076cm" draw:marker-start-width="0.305cm" draw:marker-end-width="0.305cm" draw:fill="none" draw:textarea-vertical-align="middle" fo:padding-top="0.162cm" fo:padding-bottom="0.162cm" fo:padding-left="0.287cm" fo:padding-right="0.287cm"/>
    </style:style>
    <style:style style:name="gr3" style:family="graphic" style:parent-style-name="objectwithoutfill">
      <style:graphic-properties svg:stroke-width="0.076cm" svg:stroke-color="#ff3333" draw:marker-start-width="0.305cm" draw:marker-end-width="0.305cm" draw:fill="none" draw:textarea-vertical-align="middle" fo:padding-top="0.162cm" fo:padding-bottom="0.162cm" fo:padding-left="0.287cm" fo:padding-right="0.287cm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 fo:min-height="0.84cm" fo:min-width="0.777cm"/>
    </style:style>
    <style:style style:name="gr5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2.583cm" fo:min-width="8.247cm" draw:shadow-opacity="50%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711cm" fo:min-width="1.648cm"/>
    </style:style>
    <style:style style:name="gr7" style:family="graphic" style:parent-style-name="standard">
      <style:graphic-properties draw:stroke="none" svg:stroke-color="#000000" draw:fill="none" draw:fill-color="#ffffff" fo:min-height="0.727cm"/>
      <style:paragraph-properties style:writing-mode="lr-tb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0.081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102cm" svg:stroke-color="#999999" draw:marker-start-width="0.356cm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solid" draw:fill-color="#b2b2b2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999999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48cm" svg:height="3.549cm" svg:x="9.961cm" svg:y="7.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961cm" svg:y1="4.171cm" svg:x2="17.961cm" svg:y2="19.766cm">
          <text:p/>
        </draw:line>
        <draw:line draw:style-name="gr3" draw:text-style-name="P2" draw:layer="layout" svg:x1="19.424cm" svg:y1="4.171cm" svg:x2="19.424cm" svg:y2="19.766cm">
          <text:p/>
        </draw:line>
        <draw:custom-shape draw:style-name="gr4" draw:text-style-name="P3" draw:layer="layout" svg:width="1.277cm" svg:height="1.09cm" svg:x="9.338cm" svg:y="8.9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47cm" svg:height="2.833cm" svg:x="6.475cm" svg:y="15.3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148cm" svg:height="1.961cm" svg:x="13.572cm" svg:y="8.43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22cm" svg:height="0.977cm" svg:x="16.054cm" svg:y="3.354cm">
          <draw:text-box>
            <text:p>GND</text:p>
          </draw:text-box>
        </draw:frame>
        <draw:frame draw:style-name="gr7" draw:text-style-name="P5" draw:layer="layout" svg:width="1.922cm" svg:height="0.977cm" svg:x="18.668cm" svg:y="3.354cm">
          <draw:text-box>
            <text:p>+5V</text:p>
          </draw:text-box>
        </draw:frame>
        <draw:custom-shape draw:style-name="gr4" draw:text-style-name="P3" draw:layer="layout" svg:width="1.277cm" svg:height="1.09cm" svg:x="10.614cm" svg:y="15.3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467cm" svg:height="0.467cm" svg:x="10.688cm" svg:y="15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67cm" svg:height="0.467cm" svg:x="11.278cm" svg:y="1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0.606cm" svg:y1="15.543cm" svg:x2="11.891cm" svg:y2="15.543cm">
          <text:p/>
        </draw:line>
        <draw:line draw:style-name="gr9" draw:text-style-name="P2" draw:layer="layout" svg:x1="10.606cm" svg:y1="16.19cm" svg:x2="11.891cm" svg:y2="16.19cm">
          <text:p/>
        </draw:line>
        <draw:line draw:style-name="gr10" draw:text-style-name="P2" draw:layer="layout" svg:x1="11.508cm" svg:y1="16.109cm" svg:x2="11.508cm" svg:y2="15.633cm">
          <text:p/>
        </draw:line>
        <draw:line draw:style-name="gr10" draw:text-style-name="P2" draw:layer="layout" svg:x1="10.679cm" svg:y1="15.887cm" svg:x2="11.153cm" svg:y2="15.84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8T16:36:40.511000000</meta:creation-date>
    <dc:date>2021-09-08T19:49:31.604000000</dc:date>
    <meta:editing-duration>PT2H52M30S</meta:editing-duration>
    <meta:editing-cycles>1</meta:editing-cycles>
    <meta:document-statistic meta:object-count="15"/>
    <meta:generator>LibreOffice/7.1.4.2$Windows_X86_64 LibreOffice_project/a529a4fab45b75fefc5b6226684193eb000654f6</meta:generator>
  </office:meta>
</office:document-meta>
</file>